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Goo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7" style:family="table-cell" style:parent-style-name="Neutral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Ba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Unique endpoints updated – 684 HTTP &amp; 98 HTTPS = 782 total. Tests done with <text:span text:style-name="T1">CORS checks disabled </text:span>in the browser:</text:p>
          </table:table-cell>
          <table:table-cell table:style-name="ce2"/>
          <table:table-cell table:number-columns-repeated="9"/>
          <table:table-cell table:style-name="ce5"/>
          <table:table-cell table:style-name="ce8"/>
          <table:table-cell table:number-columns-repeated="6"/>
          <table:table-cell table:style-name="ce11"/>
          <table:table-cell table:style-name="ce2"/>
          <table:table-cell table:number-columns-repeated="15"/>
        </table:table-row>
        <table:table-row table:style-name="ro1">
          <table:table-cell table:style-name="ce1" office:value-type="string" calcext:value-type="string">
            <text:p>684 Unique HTTP URLs </text:p>
          </table:table-cell>
          <table:table-cell table:style-name="Default"/>
          <table:table-cell office:value-type="string" calcext:value-type="string">
            <text:p>Checked using Firefox</text:p>
          </table:table-cell>
          <table:table-cell table:style-name="ce4" table:number-columns-repeated="5"/>
          <table:table-cell/>
          <table:table-cell table:style-name="ce5" office:value-type="string" calcext:value-type="string">
            <text:p>Key:</text:p>
          </table:table-cell>
          <table:table-cell table:style-name="ce6" office:value-type="string" calcext:value-type="string">
            <text:p>G(ood)</text:p>
          </table:table-cell>
          <table:table-cell table:style-name="ce7" office:value-type="string" calcext:value-type="string">
            <text:p>I(nvalid)</text:p>
          </table:table-cell>
          <table:table-cell table:style-name="ce9" office:value-type="string" calcext:value-type="string">
            <text:p>X(fail)</text:p>
          </table:table-cell>
          <table:table-cell table:style-name="ce10" table:number-columns-repeated="2"/>
          <table:table-cell table:number-columns-repeated="4"/>
          <table:table-cell table:style-name="ce1" office:value-type="string" calcext:value-type="string">
            <text:p>98 Unique HTTPS URIs</text:p>
          </table:table-cell>
          <table:table-cell/>
          <table:table-cell office:value-type="string" calcext:value-type="string">
            <text:p>Checked using Firefox</text:p>
          </table:table-cell>
          <table:table-cell table:number-columns-repeated="6"/>
          <table:table-cell table:style-name="ce5" office:value-type="string" calcext:value-type="string">
            <text:p>Key:</text:p>
          </table:table-cell>
          <table:table-cell table:style-name="ce6" office:value-type="string" calcext:value-type="string">
            <text:p>G(ood)</text:p>
          </table:table-cell>
          <table:table-cell table:style-name="ce7" office:value-type="string" calcext:value-type="string">
            <text:p>I(nvalid)</text:p>
          </table:table-cell>
          <table:table-cell table:style-name="ce9" office:value-type="string" calcext:value-type="string">
            <text:p>X(fail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TTP vlab.happybeing.com</text:p>
          </table:table-cell>
          <table:table-cell table:style-name="ce2"/>
          <table:table-cell table:number-columns-repeated="9"/>
          <table:table-cell table:style-name="ce5"/>
          <table:table-cell table:style-name="ce8"/>
          <table:table-cell table:number-columns-repeated="6"/>
          <table:table-cell table:style-name="ce11" office:value-type="string" calcext:value-type="string">
            <text:p>HTTPS <text:a xlink:href="https://visualisation-lab.zeit-now6.now.sh/" xlink:type="simple">https://visualisation-lab.zeit-now6.now.sh/</text:a>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Endpoint UR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PARQL Endpoi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.0 ASK[.]</text:p>
          </table:table-cell>
          <table:table-cell office:value-type="string" calcext:value-type="string">
            <text:p>1.0 CON[.]</text:p>
          </table:table-cell>
          <table:table-cell office:value-type="string" calcext:value-type="string">
            <text:p>1.0 CON[JOIN]</text:p>
          </table:table-cell>
          <table:table-cell office:value-type="string" calcext:value-type="string">
            <text:p>1.0 CON[OPT]</text:p>
          </table:table-cell>
          <table:table-cell office:value-type="string" calcext:value-type="string">
            <text:p>1.1 ASK[FIL(!IN)]</text:p>
          </table:table-cell>
          <table:table-cell office:value-type="string" calcext:value-type="string">
            <text:p>1.1 CON-[.]</text:p>
          </table:table-cell>
          <table:table-cell office:value-type="string" calcext:value-type="string">
            <text:p>1.1 SEL[AVG]</text:p>
          </table:table-cell>
          <table:table-cell office:value-type="string" calcext:value-type="string">
            <text:p>1.1 SEL[BIND]</text:p>
          </table:table-cell>
          <table:table-cell office:value-type="string" calcext:value-type="string">
            <text:p>1.1 SEL[FIL(!EXISTS)]</text:p>
          </table:table-cell>
          <table:table-cell office:value-type="string" calcext:value-type="string">
            <text:p>Custom Query</text:p>
          </table:table-cell>
          <table:table-cell office:value-type="string" calcext:value-type="string">
            <text:p>Endpoint UR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PARQL Endpoi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.0 ASK[.]</text:p>
          </table:table-cell>
          <table:table-cell office:value-type="string" calcext:value-type="string">
            <text:p>1.0 CON[.]</text:p>
          </table:table-cell>
          <table:table-cell office:value-type="string" calcext:value-type="string">
            <text:p>1.0 CON[JOIN]</text:p>
          </table:table-cell>
          <table:table-cell office:value-type="string" calcext:value-type="string">
            <text:p>1.0 CON[OPT]</text:p>
          </table:table-cell>
          <table:table-cell office:value-type="string" calcext:value-type="string">
            <text:p>1.1 ASK[FIL(!IN)]</text:p>
          </table:table-cell>
          <table:table-cell office:value-type="string" calcext:value-type="string">
            <text:p>1.1 CON-[.]</text:p>
          </table:table-cell>
          <table:table-cell office:value-type="string" calcext:value-type="string">
            <text:p>1.1 SEL[AVG]</text:p>
          </table:table-cell>
          <table:table-cell office:value-type="string" calcext:value-type="string">
            <text:p>1.1 SEL[BIND]</text:p>
          </table:table-cell>
          <table:table-cell office:value-type="string" calcext:value-type="string">
            <text:p>1.1 SEL[FIL(!EXISTS)]</text:p>
          </table:table-cell>
          <table:table-cell office:value-type="string" calcext:value-type="string">
            <text:p>Custom Query</text:p>
          </table:table-cell>
        </table:table-row>
        <table:table-row table:style-name="ro1">
          <table:table-cell office:value-type="string" calcext:value-type="string">
            <text:p>http://canlink.library.ualberta.c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nlink.library.ualberta.ca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geo.admin.ch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geo.admin.ch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8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os.bcn.c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os.bcn.c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.aucklandmuseum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aucklandmuseum.com</text:p>
          </table:table-cell>
          <table:table-cell office:value-type="string" calcext:value-type="string">
            <text:p>1.0 (inferred)</text:p>
          </table:table-cell>
          <table:table-cell table:number-columns-repeated="3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mgpedia.dcc.uchile.c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mgpedia.dcc.uchile.c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sm.elixir-czech.cz/sparql/endpoint/ids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sm.elixir-czech.cz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406 406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CSV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imagesnippets.com/sparql/imag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imagesnippets.com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gov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gov.cz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bpedia-live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-live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ian.linked.opendata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ian.linked.opendata.cz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mo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mo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bmi-icode-01.dbmi.pitt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europa.eu/euodp/sparqle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europ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c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c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ba-rdf.biosciencedbc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a-rdf.biosciencedbc.jp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400 Bad Request</text:p>
          </table:table-cell>
          <table:table-cell table:number-columns-repeated="5" office:value-type="string" calcext:value-type="string">
            <text:p>yes Ttl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ioli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li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psearch.go.jp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psearch.go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udapes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dapes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ask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ask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iteseer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iteseer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ordi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di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cny-cun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cny-cun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oursewar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ursewar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drew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drew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im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ime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m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m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waii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waii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urriculu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urriculu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oward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ward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rmstad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rmstad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unter-cun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unter-cun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blp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lp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epblu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epblu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harr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arr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plo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plo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ontan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ntan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igitaleconom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gitaleconom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ota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ota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h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h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print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print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psr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psr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r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r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uskege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skege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ureco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reco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ccarib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ccarib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foreig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reign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pr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pr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f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tep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ep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b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b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ts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s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ee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ee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xul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ul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ri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i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tal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al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andportal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ndportal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jis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is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omabrowser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mabrowser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kauna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una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pendatacommunitie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communities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kist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ist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mrbpub.pdbj.org/search/rd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mrbpub.pdbj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aa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a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query.wiki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uery.wiki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sbo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sbon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tistics.gov.sco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atistics.gov.sco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3 Service Unavailable</text:p>
          </table:table-cell>
          <table:table-cell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newcastl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ewcastl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nsf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sf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.parliament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parliament.uk</text:p>
          </table:table-cell>
          <table:table-cell office:value-type="string" calcext:value-type="string">
            <text:p>1.1 (inferred) XML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table:number-columns-repeated="2" office:value-type="string" calcext:value-type="string">
            <text:p>error: 429 Too Many Requests</text:p>
          </table:table-cell>
          <table:table-cell table:number-columns-repeated="2" office:value-type="string" calcext:value-type="string">
            <text:p>yes CSV</text:p>
          </table:table-cell>
          <table:table-cell office:value-type="string" calcext:value-type="string">
            <text:p>error: 429 Too Many Reques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a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a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ydra.com/markw/polyadenylation-sites-in-magnaporthe-oryz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ydra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.nlm.nih.gov/mesh/sparq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lm.nih.gov</text:p>
          </table:table-cell>
          <table:table-cell office:value-type="string" calcext:value-type="string">
            <text:p>unknown: error: network DNS or CORS</text:p>
          </table:table-cell>
          <table:table-cell table:number-columns-repeated="6" office:value-type="string" calcext:value-type="string">
            <text:p>error: network DNS or CORS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table:number-columns-repeated="3" office:value-type="string" calcext:value-type="string">
            <text:p>error: Reported text/plain i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pis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is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das-data.ch/sparql-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das-data.ch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ae2001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e2001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ke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ex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sex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ko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ko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isk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sk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gle-i.ctsi.msu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ctsi.msu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om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m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bmi-icode-01.dbmi.pitt.edu/dikb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on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n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gle-i.itmat.upenn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itmat.upenn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eek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ek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gle-i.ea.vanderbilt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ea.vanderbilt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outhampto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uthampton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pendata.aragon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.aragon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l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l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os.gob.es/e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os.gob.es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nlocod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nlocod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ov.linkeddata.es/dataset/l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v.linkeddata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ebconf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conf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joinup.ec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inup.ec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ebscienc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scienc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emantic.eea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.eea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ik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k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ublications.europa.eu/en/advanced-sparql-query-ed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lications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ordne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ordne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uropeandataportal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uropeandataportal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pen.salzburgerland.com/it/entity/aust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bnf.fr/current/sparql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nf.f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pen.salzburgerland.com/en/entity/salza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o.datascience-paris-saclay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.datascience-paris-saclay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pen.salzburgerland.com/de/entity/bezirk_st-_johann_im_ponga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cixty.eurecom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cixty.eurecom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riburn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riburner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idref.fr/endpoint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idref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keddata.uriburn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uriburner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ub-rnsr.idref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b-rnsr.idref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lotico.com:3030/lotic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otico.com:3030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lri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ri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lotico.com:3030/lotic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otico.com:3030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akala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nakala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nto.fel.cvut.cz/rdf4j-server/repositories/ufo-curr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fel.cvut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406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406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CS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keddata1.calcul.u-psud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1.calcul.u-psud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nto.mondis.cz/openrdf-sesame/repositories/mondis-record-owli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mondis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pendata1.opendata.u-psud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1.opendata.u-psud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uian.linked.opendata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ian.linked.opendata.cz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gitale.bncf.firenze.sbn.it/openrdf-workbench/repositories/n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gitale.bncf.firenze.sbn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b3kat.d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b3kat.de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02 Proxy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eal-rdf.dbcls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eal-rdf.dbcls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ifo5-04.informatik.uni-mannheim.de/drugban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fo5-04.informatik.uni-mannheim.de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4" office:value-type="string" calcext:value-type="string">
            <text:p>yes XML</text:p>
          </table:table-cell>
          <table:table-cell table:number-columns-repeated="5" office:value-type="string" calcext:value-type="string">
            <text:p>error: 400 Parse err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irdf.jglobal.jst.go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irdf.jglobal.jst.go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xtbi.lab.aau.d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bi.lab.aau.d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penpark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park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erendipity.utpl.edu.ec/lod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rendipity.utpl.edu.ec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lobal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obal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ocab.getty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ocab.getty.edu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no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rv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v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dan.si.edu/saa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dan.si.ed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mmunology.harv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munology.harv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ulcan.cs.uga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ulcan.cs.uga.ed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hare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are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dl-gazetteer.geog.ucsb.edu:8080/sparql/sele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dl-gazetteer.geog.ucsb.edu:8080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rpha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rpha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sgs-stko.geog.ucsb.edu:8080/sparql/sele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sgs-stko.geog.ucsb.edu:8080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utchshipsandsailors.nl/data/user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tchshipsandsailors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pendata.aragon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.aragon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pdok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pdok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os.bne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os.bne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dt.lod.labs.vu.nl/?g=lod-a-l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dt.lod.labs.vu.nl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udbpedia.deusto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dbpedia.deusto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iogw-db.nt.ntnu.no:4333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gw-db.nt.ntnu.no:4333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ps.morelab.deusto.es/labman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s.morelab.deusto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llection.britishmuse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muse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icane.es/opendat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icane.es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6" office:value-type="string" calcext:value-type="string">
            <text:p>yes XML</text:p>
          </table:table-cell>
          <table:table-cell table:number-columns-repeated="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llection.britishmuseum.org/resour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muse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1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keddata.es/resource/ldq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epo.org/linked-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epo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emet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emet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oodie-clou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foodie-clou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tm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tm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agle-i.fredhutch.org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fredhutch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ultura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ultura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gesis.org/claimsk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gesis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farolas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rolas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df.metanet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metanet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geo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o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.nextpro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next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guistic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guistic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next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next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guistic.linkeddata.es/terminesp/sparql-edito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guistic.linkeddata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rhea-d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rhea-d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ebenemasuno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enemasuno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unipro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d.sgcb.mcu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sgcb.mcu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6" office:value-type="string" calcext:value-type="string">
            <text:p>yes Ttl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uni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kos.um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kos.um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3id.org/scholarly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3i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zaragoza.es/turrut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zaragoza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yes XML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sidore.sci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idore.scienc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igital-agenda-dat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gital-agenda-dat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biomode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emantic.eea.europ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.eea.europa.eu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biosampl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publications.europa.eu/webapi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ublications.europ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chemb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parql.europeana.e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european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bi.ac.uk/rdf/services/reacto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euscreen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euscreen.e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open.ac.uk/index.php?path=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pen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premon.fbk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emon.fbk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.ox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x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parql.lynx-project.e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lynx-project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parql.crssnky.xyz/spql/ima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rssnky.xy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a.plan4all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plan4all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zbw.eu/beta/sparql/stw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bw.e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df.fi/wars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df.fi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df.fi/ww1lod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df.fi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archives-ouvertes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archives-ouvertes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nf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bnf.fr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.eaufranc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eaufranc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ventmedia.eurecom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ventmedia.eurecom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axref.mnhn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xref.mnhn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perse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perse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southgreen.f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southgreen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riadne-registry.dcu.gr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riadne-registry.dcu.gr:8890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dit.elte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dit.elte.h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7" office:value-type="string" calcext:value-type="string">
            <text:p>yes XML</text:p>
          </table:table-cell>
          <table:table-cell office:value-type="string" calcext:value-type="string">
            <text:p>error: 400 Parse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taria.oszk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taria.oszk.h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szepmuveszeti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szepmuveszeti.h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sztaki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sztaki.h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ogainm.i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logainm.ie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rvgal78.deri.ie:8004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rvgal78.deri.ie:8004</text:p>
          </table:table-cell>
          <table:table-cell office:value-type="string" calcext:value-type="string">
            <text:p>1.1 (inferred) Ttl</text:p>
          </table:table-cell>
          <table:table-cell table:number-columns-repeated="8" office:value-type="string" calcext:value-type="string">
            <text:p>error: network DNS or CORS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215/entity/wordpres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345/entity/lisa_l-_trag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164/entity/schott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216/entity/matt_mullenw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o/wl0169/entity/thai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beniculturali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beniculturali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camera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camera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cnr.it/sparql-prox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cnr.i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isprambiente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isprambiente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senato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senato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.ge.imati.cnr.it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ge.imati.cnr.it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nibb.ac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nibb.ac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llie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llie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lil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lil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sd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sd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ntegbio.jp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tegbio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data.kr/sparql/endpoint.js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data.kr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error: Reported text/xml is XM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ror: Reported text/xml is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egilux.public.l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legilux.public.l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ciallink.futuro.medi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ciallink.futuro.media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error: 406 Unacceptable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rdf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rdf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ing.ciard.net/sparql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ng.ciard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datao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datao.ne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lask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ask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a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cny-cun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cny-cun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drew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drew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am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m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awaii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waii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oward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ward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unter-cun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unter-cun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j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eharry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arry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ontan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ntan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h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h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uskege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skege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ccarib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ccarib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pr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pr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tep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ep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ts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s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xul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ul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citations.net/index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citations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24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24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ibliotheken.n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bibliotheken.n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web.cs.vu.nl/iati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mericanartcollaborative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mericanartcollaborative.org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aligraph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ligraph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linda.org/endpoint.ph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lind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colinda.org/endpoint.ph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colind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e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l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l.dbpedia.org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s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s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r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r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ja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a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ve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ve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l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l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t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jamend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bbc/pee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musicbrain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magnatun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classica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doremu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doremu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ost.geolink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st.geolink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aiko.getalp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iko.getalp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hegroup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hegroup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geo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geo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a-graph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-graph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muninn-project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muninn-project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nobelprize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nobelprize.org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datacommunitie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communities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pathway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pathway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proconsortium.org/virtuos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proconsortium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scholarly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scholarly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ularies.unesco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ocabularies.unesco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kwik.webdata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kwik.webdata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ebisa.webdata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isa.webdata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xdam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xdam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soda.expasy.org:8080/rdf4j-server/repositories/bgeeligh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soda.expasy.org:8080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8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linklion.org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inklion.org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ymbolicdata.org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ymbolicdata.org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.beef.org.p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beef.org.pl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tatistics.gov.sco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atistics.gov.sco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3 Service Unavailable</text:p>
          </table:table-cell>
          <table:table-cell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odw.t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dw.tw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rchiveshub.ac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rchiveshub.ac.uk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Pars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ebi.ac.uk/rdf/servic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ebi.ac.uk/rdf/services/atla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pen.ac.uk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open.ac.uk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data.southampton.ac.u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data.southampton.ac.uk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nvironment.data.gov.uk/sparql/bwq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vironment.data.gov.uk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cga.deri.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cga.deri.ie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2" office:value-type="string" calcext:value-type="string">
            <text:p>error: network DNS or COR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kanzaki.com/works/2011/s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ww.kanzaki.com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HTML is XML</text:p>
          </table:table-cell>
          <table:table-cell office:value-type="string" calcext:value-type="string">
            <text:p>error: Reported HTML is Json</text:p>
          </table:table-cell>
          <table:table-cell table:number-columns-repeated="2" office:value-type="string" calcext:value-type="string">
            <text:p>error: Reported HTML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HTML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HTML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.ndl.go.jp/auth/nd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dl.go.jp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Reported text/plain i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Json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.ndl.go.jp/auth/ndl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dl.go.jp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Reported text/plain i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Json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.nerc.ac.uk/sparq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ocab.nerc.ac.uk</text:p>
          </table:table-cell>
          <table:table-cell office:value-type="string" calcext:value-type="string">
            <text:p>1.0 (inferred) XML</text:p>
          </table:table-cell>
          <table:table-cell table:number-columns-repeated="13" office:value-type="string" calcext:value-type="string">
            <text:p>error: Reported HTML is X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156.35.82.103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6.35.82.103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202.45.142.113:10035/repositories/ag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42.113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13.125.246.132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125.246.132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156.35.31.156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6.35.31.156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91.239.64.176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1.239.64.176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185.94.71.25:62020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85.94.71.25:6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202.73.13.50:55824/catalogs/performance/repositories/ag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73.13.50:55824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202.73.13.50:55824/catalogs/performance/repositories/ji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73.13.50:55824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193.145.57.56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3.145.57.56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140.109.28.64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0.109.28.64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212.81.220.68:2020/elviaje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2.81.220.68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202.45.139.84:10035/catalogs/fao/repositories/ag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39.84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202.45.139.84:10035/catalogs/fao/repositories/ag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39.84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ac/bd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ac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source.geolba.ac.at/poolparty/sparql/geologic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Unexpected response type HTML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source.geolba.ac.at/poolparty/sparql/tectonic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source.geolba.ac.at/poolparty/sparql/geologictimesca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source.geolba.ac.at/poolparty/sparql/lith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ulary.semantic-web.at/poolparty/sparql/austrianskitea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ulary.semantic-web.at/poolparty/sparql/semwe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ulary.semantic-web.at/poolparty/sparql/open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l-devtc01.tugraz.at/~ldv/interlinking/endpoint_handler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-devtc01.tugraz.a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ab.environment.data.gov.a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.environment.data.gov.a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seg.cs.concordia.ca/secold/sparql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eg.cs.concordia.ca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cwrc.c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wrc.ca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nics.cloud/you-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cs.cloud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nics.cloud/sparql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cs.cloud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ografia.ideca.gov.co/fuseki/dataset.html?tab=query&amp;ds=/in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grafia.ideca.gov.c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grinepaldata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inepaldat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aucklandmuseum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aucklandmuseum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bleontology.com/sparql/index.j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bleontology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ijksmuseum.dydra.com/lizzyjongma/rijksmuseum-collec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jksmuseum.dydr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asabi.com/api/sparql-endpoint-foodi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prelinger-archive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yahoo-geoplanet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jisc-cetis-project-directory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renewable-energy-generator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un-hazardous-material-number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ecco-tcp-eighteenth-century-collections-online-text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foodist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openflights-route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pali-english-lexicon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nas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bricklink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federal-reserve-economic-dat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discog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sanskrit-english-lexicon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api/sparql-endpoint-ne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english-heritage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kasabi.com/dataset/musicnet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lifedata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lifedata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opencommerc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opencommerc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abs.mondeca.com/endpoint/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s.mondeca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my-eventos.com/e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my-evento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nature.com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atur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natur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ature.com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table:number-columns-repeated="1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ropeana.ontotex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peana.ontotex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osparql.demo.openlinksw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sparql.demo.openlinksw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ikidata.demo.openlinksw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data.demo.openlinksw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irtuoso-eurosentiment.paradigmatecnologico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irtuoso-eurosentiment.paradigmatecnologico.com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abou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abou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rdfabou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rdfabou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vyu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vyu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s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s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naktingpsi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aktingpsi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un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n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dlc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dlc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otube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ube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hotos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otos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semanticunivers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semanticunivers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sindic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sindice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ss-framework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ss-framework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productdb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etoffic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rsinger-dev4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gunnbib-digitalmanuskript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lection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assobservatio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trafficscotland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wordnet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openlibrar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usicbrainz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smcjournal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pbac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osele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mesh-norwegia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upmedi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fanhubz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umid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airport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schemapedi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ordnance-surve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utc-production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datagovuk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bbc-backstag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whoiswho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bbc-wildlif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pokedex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nvd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jgoodwin-genealog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climb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theviewfrom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i.talis.com/stores/eurobarometer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wijibo.talis.com/latc-linkse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wijibo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yovisto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yovisto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uturewavehosting.com:3030/my-family-lineag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turewavehosting.com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-web-journal.com:3030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-web-journal.com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influencetracker.com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nfluencetracker.com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.fel.cvut.cz/ontologies/ufo/ki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.fel.cvut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eurosta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dbl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sid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eur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diseaso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guten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dailyme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factboo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eccompeti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medicar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stitc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cord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drugban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400 Parse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4.wiwiss.fu-berlin.de/euraxe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hebis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hebi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3s.de/tweetskb/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3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lp.l3s.de/d2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lp.l3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data-bundestag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-bundestag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ib.uni-mannheim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.uni-mannheim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uni-muenster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ni-muenster.d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ulary.wolterskluwer.de/poolparty/sparql/arbeitsre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wolterskluwer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ocabulary.wolterskluwer.de/poolparty/sparql/cou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wolterskluwer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sev.l3s.uni-hannover.de:8085/openrdf-sesame/repositories/terence_st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ev.l3s.uni-hannover.de:808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zaire.dimis.fim.uni-passau.de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ire.dimis.fim.uni-passau.de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utpl.edu.ec/ecuadorresearch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tpl.edu.ec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utpl.edu.ec/utpl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tpl.edu.ec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m.aifb.kit.edu/services/xlike-lexic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m.aifb.ki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mi-icode-01.dbmi.pitt.edu/linkedsp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althdata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lthdata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choose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choose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eeevis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eeevis.tw.rpi.ed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eeevis.tw.rpi.edu/no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eeevis.tw.rpi.ed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fd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fd.tw.rpi.ed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gd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gd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dap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p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.informatics.stonybrook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.informatics.stonybrook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cialarchive.iath.virginia.edu/sparql/snac-via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cialarchive.iath.virginia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cialarchive.iath.virginia.edu/sparql/e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cialarchive.iath.virginia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llection.britishart.yale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art.yale.ed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mi-icode-01.dbmi.pitt.edu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nicbanana.cs.wright.edu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nicbanana.cs.wright.edu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euroweb.med.yale.edu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roweb.med.yale.edu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lheim.deusto.es/bizkaisens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lheim.deusto.es/hedatu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lheim.deusto.es/linkedsta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ps.morelab.deusto.es/tese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s.morelab.deusto.es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morelab.deusto.es/joseki/articl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morelab.deusto.es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-procomun.educalab.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-procomun.educalab.es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iuras.inf.um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uras.inf.um.es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insky.gsi.dit.upm.es/semanticwiki/index.php/special:sparql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sky.gsi.dit.upm.es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isualdataweb.infor.uva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isualdataweb.infor.uva.es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zaragoza.es/datosabierto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zaragoza.es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kan.eurohelp.es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kan.eurohelp.es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4.dia.fi.upm.es:8907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4.dia.fi.upm.es:8907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duraark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duraark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eclap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clap.e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r.eionet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.eionet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r3.eionet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3.eionet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emon.fbk.eu/sparql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mon.fbk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insemtives.eu/fores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insemtives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der-project.eu/usag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der-project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u.eu/catalogu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u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hud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forge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kis1112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slidewiki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ki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ocw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prod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u.eu/don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od2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od2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db.publink.lod2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db.publink.lod2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pendiscoveryspace.eu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pendiscoveryspace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rganic-edunet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rganic-edunet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rganic-edunet.eu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rganic-edunet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gencies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cies.publicdat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b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b.publicdat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po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po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r-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-lex.publicdat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11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intrans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trans.publicdata.eu</text:p>
          </table:table-cell>
          <table:table-cell office:value-type="string" calcext:value-type="string">
            <text:p>1.0 (inferred) HTML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error: Unexpected response type HTML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-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-lex.publicdata.eu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e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lex.publicdat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nodc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odc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zbw.eu/beta/sparql/st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w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oc.metalex.eu:800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.metalex.eu:800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alto.fi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aalto.fi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Backend fetch faile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archivesdefrance.culture.gouv.fr/thesauru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archivesdefrance.culture.gouv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logy.irstea.fr/weather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logy.irstea.f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ntology.irstea.fr/bs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logy.irstea.fr</text:p>
          </table:table-cell>
          <table:table-cell office:value-type="string" calcext:value-type="string">
            <text:p>error 404</text:p>
          </table:table-cell>
          <table:table-cell table:number-columns-repeated="2" office:value-type="string" calcext:value-type="string">
            <text:p>error: 404 Introuvable</text:p>
          </table:table-cell>
          <table:table-cell table:number-columns-repeated="2" office:value-type="string" calcext:value-type="string">
            <text:p>error: 406 Inacceptable</text:p>
          </table:table-cell>
          <table:table-cell table:number-columns-repeated="9" office:value-type="string" calcext:value-type="string">
            <text:p>error: 404 Introuv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persee.fr/explorer/sparql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persee.fr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error: 404 Not Found</text:p>
          </table:table-cell>
          <table:table-cell table:number-columns-repeated="4" office:value-type="string" calcext:value-type="string">
            <text:p>error: Unexpected response type HTML</text:p>
          </table:table-cell>
          <table:table-cell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rechercheisidore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rechercheisidore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globalchange.g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globalchange.gov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.nlm.nih.gov/mes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.nlm.nih.gov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odip.aueb.gr/d2rq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ip.aueb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reek-lod.auth.gr/poli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reek-lod.auth.gr/fire-briga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iavgeia.math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avgeia.math.auth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reek-lod.math.auth.gr/kalikrat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math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reek-lod.math.auth.gr/intervalu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math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bver.math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ver.math.auth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auth.g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ics.forth.gr/isl/lodsyndes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cs.forth.gr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blicspending.medialab.ntua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licspending.medialab.ntua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lg.okfn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lg.okfn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iwis.imis.athena-innovation.gr:818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wis.imis.athena-innovation.gr:8181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rashmap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ashmap.okfn.gr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ordnet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dnet.okfn.gr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inertia-linkeddata.iti.gr:9090/inertia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nertia-linkeddata.iti.gr:90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ent.zpr.fer.hr:8080/educationalprogra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nt.zpr.fer.hr:808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ttp://opendata.intellidomo.es:808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ttp://crashmap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hnm.h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hnm.h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-gov.i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-gov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onnetproject.deri.ie/lemonsource_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netproject.deri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cura.cs.tcd.i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cura.cs.tcd.ie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tial.ucd.ie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tial.ucd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b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f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b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b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ao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o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rb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b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mf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f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ecd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ecd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ransparency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nsparency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i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orldbank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ldbank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ewey.info/sparql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wey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reegle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reegle.info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rism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rism.info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ropeana-triplestore.isti.cnr.i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peana-triplestore.isti.cnr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scuo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muse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ca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l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l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i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gr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opendata.it/gr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i.isma.roma.i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i.isma.roma.it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igitale.bncf.firenze.sbn.it/openrdf-workbench/repositories/n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gitale.bncf.firenze.sbn.i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data.ccd.uniroma2.it/lmf/sparql/sele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.ccd.uniroma2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wordlift.it/wl037/entity/bentley_system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wordlift.i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.ge.imati.cnr.it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.ge.imati.cnr.it:202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grovoc.uniroma2.it:3030/agrovoc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ovoc.uniroma2.it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w.unime.it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.unime.it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mrbpub.protein.osaka-u.ac.jp/search/r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mrbpub.protein.osaka-u.ac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genome.jp/sparql/link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genome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ome.microbedb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ome.microbedb.jp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etadb.riken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tadb.riken.jp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kaist.ac.k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aist.ac.k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ngii.go.kr/sparq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gii.go.k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kipo.kr/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ipo.k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knps.or.kr/main/sparql.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nps.or.k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km.kiom.re.kr/ontology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km.kiom.re.k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zhishi.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hishi.m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data.finki.ukim.m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.finki.ukim.m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.ckan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.ckan.ne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imitros.net/query.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mitros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rtmouth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rtmouth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arv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v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actforge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forge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oa4all.isoco.net/luf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a4all.isoco.ne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exinfo.net/corpora/alpino/query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xinfo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arc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arc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rpha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rpha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atho.phenomebrowser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ho.phenomebrowser.net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elegraphis.net/data/countri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legraphis.ne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noticias.universia.net/d2r-server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oticias.universia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crystallography.net:2020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crystallography.net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pps.ideaconsult.net:8080/ont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s.ideaconsult.net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liada.scanbit.net:889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iada.scanbit.net:8891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dive.beeldengeluid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dive.beeldengeluid.nl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utchshipsandsailors.nl/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tchshipsandsailors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nipedia.tudelft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ipedia.tudelft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web.cs.vu.nl/european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web.cs.vu.nl/d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web.cs.vu.nl/verrijktkoninkrij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ulture2.cs.vu.nl:5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ulture2.cs.vu.nl:5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ulture2.cs.vu.nl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ulture2.cs.vu.nl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ibsys.no/data/query_authority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sys.n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enka.n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enka.no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sw.org</text:p>
          </table:table-cell>
          <table:table-cell office:value-type="string" calcext:value-type="string">
            <text:p>1.0 (inferred) XM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spending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spending.aksw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stats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stats.aksw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manticquran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quran.aksw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ariadne-eu.org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ariadne-eu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os.arti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os.arti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abelne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belne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fcs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cs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ffymetrix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ymetrix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cart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cart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cy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cyc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mode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models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pax.biomode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biomodel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porta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ortal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a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heb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ebi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hemb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emb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linicaltria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nicaltrials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t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td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pedi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pedi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snp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snp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rugban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ugbank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ag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ag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ban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bank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d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d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a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gn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gnc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hp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hp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omolo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mologen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no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oh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nterpro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pro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p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pi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proclas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proclas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refindex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refindex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kegg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gg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pax.kegg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kegg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sp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sp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s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s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es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sh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g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gi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cbi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cbigen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d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dc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etpat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tpath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extprot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xtprot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bo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o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mi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mim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rphanet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phanet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athwaycommon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hwaycommon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d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b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fa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fa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harmgk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armgkb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iopax.pharmgk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pharmgkb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odo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do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osit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sit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bche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che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bme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med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actom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actom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he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he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n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n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abior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biork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g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d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ide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de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ik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ik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axonomy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xonomy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unist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st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ikipathway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pathway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ormbas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mbas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llection.britishmuse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muse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atalogus-professor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talogus-professorum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contextdatacloud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ontextdatacloud.org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mmons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ons.dbpedi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ikidata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data.dbpedia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iktionary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tionary.dbpedi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btune.org/myspa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cls.deri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cls.deri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disgene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disgenet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fundacionctic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fundacionctic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i.fundacionctic.org/classifications_endpoint/eu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i.fundacionctic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geosparql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geosparql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gesis.org/theso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gesis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wil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wild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eritagedata.org/liv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ritagedat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dentifiers.org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entifiers.org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kupk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kupk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mwn.linguistic-lo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mwn.linguistic-lod.org</text:p>
          </table:table-cell>
          <table:table-cell office:value-type="string" calcext:value-type="string">
            <text:p>error 404</text:p>
          </table:table-cell>
          <table:table-cell table:number-columns-repeated="8" office:value-type="string" calcext:value-type="string">
            <text:p>error: 502 Proxy Error</text:p>
          </table:table-cell>
          <table:table-cell table:number-columns-repeated="2"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inked-dat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-dat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urostat.linked-statistics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stat.linked-statistics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c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ct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education.org/request/lak-confer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education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education.org/request/te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education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linkedfood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foo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linkedmd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mdb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bi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bid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agalpha.mathbiol.org/repositories/tc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alpha.mathbio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vt.mo-l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.mo-l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msc2010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msc2010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myexperimen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myexperimen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rpora.nlp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rpora.nlp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lode.nlp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lode.nlp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nomism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isma.org</text:p>
          </table:table-cell>
          <table:table-cell office:value-type="string" calcext:value-type="string">
            <text:p>error 502</text:p>
          </table:table-cell>
          <table:table-cell table:number-columns-repeated="7" office:value-type="string" calcext:value-type="string">
            <text:p>error: 502 Proxy Error</text:p>
          </table:table-cell>
          <table:table-cell table:number-columns-repeated="6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ceandrilling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ceandrilling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ris.okfn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s.okfn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v.okfn.org/endpoint/lo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v.okfn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n.openei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.openei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openmobilenetwork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openmobilenetwork.org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m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mw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orthod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orthod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d.panle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.panle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rovenancewe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venancewe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pubannotation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pubannotation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rl.org/twc/hub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rl.org/wes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rl.org/openbibliosets/iucr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url.org/twc/arrayexpress/virtuos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semanticwe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semanticwe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b.semsol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b.semso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sparql.org/sparql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sparql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iver.sty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ver.sty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sd.taxonconcep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sd.taxonconcep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our-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r-pedia.org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latform.uberblic.org/api/v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tform.uberblic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uni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eta.sparql.uni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ta.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query.wikidata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ery.wikidata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wikipathways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wikipathways.org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Unaccept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bibbase.org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base.org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hcls.deri.org:8080/openrdf-sesame/repositories/tc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cls.deri.org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jesandco.org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jesandco.org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neurocommons.org:8890/n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neurocommons.org:8890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twarql.org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warql.org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arql.sstu.ru:3030/speciality-vocabulary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sstu.ru:303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emo.spraakdata.gu.se/ltlod/t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.spraakdata.gu.s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ab3.libris.kb.s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3.libris.kb.s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ida.liu.se/projects/semtech/openrdf-sesame/repositories/ener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da.liu.s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farmbio.uu.se/chemb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farmbio.uu.s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foodpedia.t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odpedia.t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ege.edu.tr/e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ege.edu.t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lod.apc.gov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apc.gov.tw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ecowlim.tfri.gov.tw/sparql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owlim.tfri.gov.tw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eoname.linkedopendata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name.linkedopendata.tw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dw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dw.tw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pomelo.iis.sinica.edu.tw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melo.iis.sinica.edu.tw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esrev.ilrt.bris.ac.uk/data-server-worksho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rev.ilrt.bris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rystaleye.ch.cam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ystaleye.ch.cam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copac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copac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core.kmi.open.ac.uk/s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re.kmi.open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6" office:value-type="string" calcext:value-type="string">
            <text:p>error: network DNS or CORS</text:p>
          </table:table-cell>
          <table:table-cell office:value-type="string" calcext:value-type="string">
            <text:p>error: 404 Not Found</text:p>
          </table:table-cell>
          <table:table-cell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serve.kmi.open.ac.uk/iserv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erve.kmi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meducator.open.ac.uk/resourcesrestapi/rest/meducato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ucator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martlink.open.ac.uk/smartlin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artlink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data.ox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x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bnb.data.bl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nb.data.bl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.tso.co.uk/transpor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.tso.co.uk/dcl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.tso.co.uk/coin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gov.tso.co.uk/legisla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penuplabs.tso.co.uk/sparql/gov-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uplabs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os.services.tso.co.uk/ge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s.services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researc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refer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environmen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paten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transpor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educa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statistic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ervices.data.gov.uk/busine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spending.lichfielddc.gov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nding.lichfielddc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rdf.ng-london.org.uk/rapha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ng-london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fly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tcm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bdgp_200810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flyat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flyb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www.open-biomed.org.uk/sparql/endpoint/tc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://imash.leeds.ac.uk:8080/openrdf-workbench/repositories/amon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ash.leeds.ac.uk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 table:number-rows-repeated="1047884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Sheet1.T1:Sheet1.U1 Sheet1.U3:Sheet1.U3 Sheet1.B1:Sheet1.B1 Sheet1.B3:Sheet1.B1048576 Sheet1.T3:Sheet1.T1048576">
            <calcext:condition calcext:apply-style-name="Bad" calcext:value="=&quot;X&quot;" calcext:base-cell-address="Sheet1.B1"/>
            <calcext:condition calcext:apply-style-name="Good" calcext:value="=&quot;G&quot;" calcext:base-cell-address="Sheet1.B1"/>
            <calcext:condition calcext:apply-style-name="Neutral" calcext:value="=&quot;I&quot;" calcext:base-cell-address="Sheet1.B1"/>
          </calcext:conditional-format>
        </calcext:conditional-formats>
      </table:table>
      <table:named-expressions/>
      <table:database-ranges>
        <table:database-range table:name="__Anonymous_Sheet_DB__0" table:target-range-address="Sheet1.S4:Sheet1.AJ10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12:56:37.705798976</meta:creation-date>
    <dc:date>2020-04-30T13:06:23.087572429</dc:date>
    <meta:editing-duration>PT9M45S</meta:editing-duration>
    <meta:editing-cycles>2</meta:editing-cycles>
    <meta:generator>LibreOffice/6.3.5.2$Linux_X86_64 LibreOffice_project/30$Build-2</meta:generator>
    <meta:document-statistic meta:table-count="1" meta:cell-count="14181" meta:object-count="0"/>
  </office:meta>
</office:document-meta>
</file>